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7" style:family="paragraph" style:parent-style-name="Standard" style:list-style-name="L5">
      <style:text-properties officeooo:rsid="001e0f7f" officeooo:paragraph-rsid="001e0f7f"/>
    </style:style>
    <style:style style:name="P8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9" style:family="paragraph" style:parent-style-name="Standard" style:list-style-name="L5">
      <style:text-properties officeooo:rsid="00307005" officeooo:paragraph-rsid="00307005"/>
    </style:style>
    <style:style style:name="P10" style:family="paragraph" style:parent-style-name="Standard" style:list-style-name="L5">
      <style:text-properties officeooo:rsid="00309dfd" officeooo:paragraph-rsid="00309dfd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/>
    </style:style>
    <style:style style:name="T3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4" style:family="text">
      <style:text-properties officeooo:rsid="00325b7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3">Today's Plan (17/03/2022)</text:span></text:span></text:p>
      <text:list xml:id="list342273991" text:style-name="L1">
        <text:list-item>
          <text:p text:style-name="P12">JSON &amp; XML </text:p>
        </text:list-item>
        <text:list-item>
          <text:p text:style-name="P12">Practical of JSON &amp; XML </text:p>
        </text:list-item>
        <text:list-item>
          <text:p text:style-name="P12">Why NodeJS </text:p>
        </text:list-item>
        <text:list-item>
          <text:p text:style-name="P12">Ecosystem of NodeJS </text:p>
        </text:list-item>
        <text:list-item>
          <text:p text:style-name="P12">Installation and System Configuration </text:p>
        </text:list-item>
        <text:list-item>
          <text:p text:style-name="P12">CLI usage and Package Configuration </text:p>
        </text:list-item>
        <text:list-item>
          <text:p text:style-name="P11">Server setup in NodeJS </text:p>
        </text:list-item>
      </text:list>
      <text:p text:style-name="P1"><text:span text:style-name="Strong_20_Emphasis"><text:span text:style-name="T3">Today's update (17/03/2022)</text:span></text:span></text:p>
      <text:list xml:id="list2736519142" text:style-name="L2">
        <text:list-item>
          <text:p text:style-name="P4">Completed JSON &amp; XML </text:p>
        </text:list-item>
        <text:list-item>
          <text:p text:style-name="P4">Completed Practical of JSON &amp; XML </text:p>
        </text:list-item>
        <text:list-item>
          <text:p text:style-name="P4">Completed :- Why NodeJS </text:p>
        </text:list-item>
        <text:list-item>
          <text:p text:style-name="P4">Completed :- Ecosystem of NodeJS </text:p>
        </text:list-item>
        <text:list-item>
          <text:p text:style-name="P4">Completed :- Installation and System Configuration </text:p>
        </text:list-item>
      </text:list>
      <text:p text:style-name="P1"><text:span text:style-name="Strong_20_Emphasis"><text:span text:style-name="T3">Monday's Plan (21/03/2022)</text:span></text:span></text:p>
      <text:list xml:id="list69972008" text:style-name="L3">
        <text:list-item>
          <text:p text:style-name="P5">Continue learning further task </text:p>
        </text:list-item>
      </text:list>
      <text:p text:style-name="P1"><text:span text:style-name="Strong_20_Emphasis"><text:span text:style-name="T3">Blocker</text:span></text:span></text:p>
      <text:list xml:id="list4153499569" text:style-name="L4">
        <text:list-item>
          <text:p text:style-name="P6">None </text:p>
        </text:list-item>
      </text:list>
      <text:p text:style-name="Standard"><draw:line text:anchor-type="paragraph" draw:z-index="0" draw:name="Shape1" draw:style-name="gr1" draw:text-style-name="P13" svg:x1="-0.591cm" svg:y1="0.432cm" svg:x2="18.403cm" svg:y2="0.226cm"><text:p/></draw:line></text:p>
      <text:p text:style-name="Standard"/>
      <text:p text:style-name="P8">Today’s Plan (21/03/2022)</text:p>
      <text:list xml:id="list3808873152" text:style-name="L5">
        <text:list-item>
          <text:p text:style-name="P7">What is Node.js?</text:p>
        </text:list-item>
        <text:list-item>
          <text:p text:style-name="P7">Why Should I Use Node.js?</text:p>
        </text:list-item>
        <text:list-item>
          <text:p text:style-name="P7">Your First Node.js Script</text:p>
        </text:list-item>
        <text:list-item>
          <text:p text:style-name="P7">Section Intro: Node.js Module System</text:p>
        </text:list-item>
        <text:list-item>
          <text:p text:style-name="P7">Importing Node.js Core Modules</text:p>
        </text:list-item>
        <text:list-item>
          <text:p text:style-name="P9">Importing your own files</text:p>
        </text:list-item>
        <text:list-item>
          <text:p text:style-name="P9">Importing npm Modules</text:p>
        </text:list-item>
        <text:list-item>
          <text:p text:style-name="P9">Printing in colors</text:p>
        </text:list-item>
        <text:list-item>
          <text:p text:style-name="P9">Global npm modules and nodemon</text:p>
        </text:list-item>
        <text:list-item>
          <text:p text:style-name="P10">Getting input from user<text:span text:style-name="T4">s</text:span></text:p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1T09:01:09.277197846</dc:date>
    <meta:editing-duration>PT22M34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34" meta:character-count="746" meta:non-whitespace-character-count="652"/>
  </office:meta>
</office:document-meta>
</file>